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officeooo:rsid="002a08ea" officeooo:paragraph-rsid="002a08ea"/>
    </style:style>
    <style:style style:name="P2" style:family="paragraph" style:parent-style-name="Standard">
      <style:text-properties officeooo:rsid="002a08ea" officeooo:paragraph-rsid="00427f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cccccc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0193in" fo:border="0.06pt solid #cccccc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0in" svg:y="0.7909in" svg:width="3.4646in" svg:height="0.7917in" draw:z-index="2"><draw:image xlink:href="../fronte.jpg" xlink:type="simple" xlink:show="embed" xlink:actuate="onLoad" loext:mime-type="image/jpeg"/></draw:frame><draw:frame draw:style-name="fr2" draw:name="Image3" text:anchor-type="paragraph" svg:width="3.4646in" svg:height="0.7917in" draw:z-index="5"><draw:image xlink:href="../fronte.jpg" xlink:type="simple" xlink:show="embed" xlink:actuate="onLoad" loext:mime-type="image/jpeg"/></draw:frame><draw:frame draw:style-name="fr2" draw:name="Image1" text:anchor-type="paragraph" svg:width="3.4646in" svg:height="0.7917in" draw:z-index="6"><draw:image xlink:href="../fronte.jpg" xlink:type="simple" xlink:show="embed" xlink:actuate="onLoad" loext:mime-type="image/jpeg"/></draw:frame><draw:frame draw:style-name="fr1" draw:name="Image4" text:anchor-type="paragraph" svg:x="3.4646in" svg:y="0.7909in" svg:width="3.4646in" svg:height="0.7917in" draw:z-index="7"><draw:image xlink:href="../fronte.jpg" xlink:type="simple" xlink:show="embed" xlink:actuate="onLoad" loext:mime-type="image/jpeg"/></draw:frame><draw:frame draw:style-name="fr1" draw:name="Image5" text:anchor-type="paragraph" svg:x="0in" svg:y="1.5819in" svg:width="3.4646in" svg:height="0.7917in" draw:z-index="8"><draw:image xlink:href="../fronte.jpg" xlink:type="simple" xlink:show="embed" xlink:actuate="onLoad" loext:mime-type="image/jpeg"/></draw:frame><draw:frame draw:style-name="fr1" draw:name="Image6" text:anchor-type="paragraph" svg:x="0in" svg:y="2.3728in" svg:width="3.4646in" svg:height="0.7917in" draw:z-index="9"><draw:image xlink:href="../fronte.jpg" xlink:type="simple" xlink:show="embed" xlink:actuate="onLoad" loext:mime-type="image/jpeg"/></draw:frame><draw:frame draw:style-name="fr1" draw:name="Image7" text:anchor-type="paragraph" svg:x="0in" svg:y="3.1638in" svg:width="3.4646in" svg:height="0.7917in" draw:z-index="10"><draw:image xlink:href="../fronte.jpg" xlink:type="simple" xlink:show="embed" xlink:actuate="onLoad" loext:mime-type="image/jpeg"/></draw:frame><draw:frame draw:style-name="fr1" draw:name="Image8" text:anchor-type="paragraph" svg:x="0.0008in" svg:y="3.9547in" svg:width="3.4646in" svg:height="0.7917in" draw:z-index="11"><draw:image xlink:href="../fronte.jpg" xlink:type="simple" xlink:show="embed" xlink:actuate="onLoad" loext:mime-type="image/jpeg"/></draw:frame><draw:frame draw:style-name="fr1" draw:name="Image9" text:anchor-type="paragraph" svg:x="3.4646in" svg:y="1.5819in" svg:width="3.4646in" svg:height="0.7917in" draw:z-index="12"><draw:image xlink:href="../fronte.jpg" xlink:type="simple" xlink:show="embed" xlink:actuate="onLoad" loext:mime-type="image/jpeg"/></draw:frame><draw:frame draw:style-name="fr1" draw:name="Image10" text:anchor-type="paragraph" svg:x="3.4638in" svg:y="2.3728in" svg:width="3.4646in" svg:height="0.7917in" draw:z-index="13"><draw:image xlink:href="../fronte.jpg" xlink:type="simple" xlink:show="embed" xlink:actuate="onLoad" loext:mime-type="image/jpeg"/></draw:frame><draw:frame draw:style-name="fr1" draw:name="Image11" text:anchor-type="paragraph" svg:x="3.4646in" svg:y="3.1638in" svg:width="3.4646in" svg:height="0.7917in" draw:z-index="14"><draw:image xlink:href="../fronte.jpg" xlink:type="simple" xlink:show="embed" xlink:actuate="onLoad" loext:mime-type="image/jpeg"/></draw:frame><draw:frame draw:style-name="fr1" draw:name="Image13" text:anchor-type="paragraph" svg:x="0in" svg:y="4.7457in" svg:width="3.4646in" svg:height="0.7917in" draw:z-index="15"><draw:image xlink:href="../fronte.jpg" xlink:type="simple" xlink:show="embed" xlink:actuate="onLoad" loext:mime-type="image/jpeg"/></draw:frame><draw:frame draw:style-name="fr1" draw:name="Image14" text:anchor-type="paragraph" svg:x="0in" svg:y="5.5366in" svg:width="3.4646in" svg:height="0.7917in" draw:z-index="16"><draw:image xlink:href="../fronte.jpg" xlink:type="simple" xlink:show="embed" xlink:actuate="onLoad" loext:mime-type="image/jpeg"/></draw:frame><draw:frame draw:style-name="fr1" draw:name="Image15" text:anchor-type="paragraph" svg:x="0in" svg:y="6.328in" svg:width="3.4646in" svg:height="0.7917in" draw:z-index="17"><draw:image xlink:href="../fronte.jpg" xlink:type="simple" xlink:show="embed" xlink:actuate="onLoad" loext:mime-type="image/jpeg"/></draw:frame><draw:frame draw:style-name="fr1" draw:name="Image16" text:anchor-type="paragraph" svg:x="0in" svg:y="7.1189in" svg:width="3.4646in" svg:height="0.7917in" draw:z-index="18"><draw:image xlink:href="../fronte.jpg" xlink:type="simple" xlink:show="embed" xlink:actuate="onLoad" loext:mime-type="image/jpeg"/></draw:frame><draw:frame draw:style-name="fr1" draw:name="Image17" text:anchor-type="paragraph" svg:x="3.4646in" svg:y="4.7457in" svg:width="3.4646in" svg:height="0.7917in" draw:z-index="19"><draw:image xlink:href="../fronte.jpg" xlink:type="simple" xlink:show="embed" xlink:actuate="onLoad" loext:mime-type="image/jpeg"/></draw:frame><draw:frame draw:style-name="fr1" draw:name="Image18" text:anchor-type="paragraph" svg:x="3.4638in" svg:y="5.5366in" svg:width="3.4646in" svg:height="0.7917in" draw:z-index="20"><draw:image xlink:href="../fronte.jpg" xlink:type="simple" xlink:show="embed" xlink:actuate="onLoad" loext:mime-type="image/jpeg"/></draw:frame><draw:frame draw:style-name="fr1" draw:name="Image21" text:anchor-type="paragraph" svg:x="3.4638in" svg:y="6.328in" svg:width="3.4646in" svg:height="0.7917in" draw:z-index="21"><draw:image xlink:href="../fronte.jpg" xlink:type="simple" xlink:show="embed" xlink:actuate="onLoad" loext:mime-type="image/jpeg"/></draw:frame><draw:frame draw:style-name="fr1" draw:name="Image12" text:anchor-type="paragraph" svg:x="3.4638in" svg:y="3.9547in" svg:width="3.4646in" svg:height="0.7917in" draw:z-index="22"><draw:image xlink:href="../fronte.jpg" xlink:type="simple" xlink:show="embed" xlink:actuate="onLoad" loext:mime-type="image/jpeg"/></draw:frame><draw:frame draw:style-name="fr1" draw:name="Image23" text:anchor-type="paragraph" svg:x="3.4646in" svg:y="7.1189in" svg:width="3.4646in" svg:height="0.7917in" draw:z-index="23"><draw:image xlink:href="../fronte.jpg" xlink:type="simple" xlink:show="embed" xlink:actuate="onLoad" loext:mime-type="image/jpeg"/></draw:frame><draw:frame draw:style-name="fr1" draw:name="Image19" text:anchor-type="paragraph" svg:x="0.0008in" svg:y="7.9098in" svg:width="3.4646in" svg:height="0.7917in" draw:z-index="24"><draw:image xlink:href="../fronte.jpg" xlink:type="simple" xlink:show="embed" xlink:actuate="onLoad" loext:mime-type="image/jpeg"/></draw:frame><draw:frame draw:style-name="fr1" draw:name="Image20" text:anchor-type="paragraph" svg:x="0.0008in" svg:y="8.7008in" svg:width="3.4646in" svg:height="0.7917in" draw:z-index="25"><draw:image xlink:href="../fronte.jpg" xlink:type="simple" xlink:show="embed" xlink:actuate="onLoad" loext:mime-type="image/jpeg"/></draw:frame><draw:frame draw:style-name="fr1" draw:name="Image24" text:anchor-type="paragraph" svg:x="3.4646in" svg:y="7.9098in" svg:width="3.4646in" svg:height="0.7917in" draw:z-index="26"><draw:image xlink:href="../fronte.jpg" xlink:type="simple" xlink:show="embed" xlink:actuate="onLoad" loext:mime-type="image/jpeg"/></draw:frame><draw:frame draw:style-name="fr1" draw:name="Image25" text:anchor-type="paragraph" svg:x="3.4646in" svg:y="8.7008in" svg:width="3.4646in" svg:height="0.7917in" draw:z-index="27"><draw:image xlink:href="../fronte.jpg" xlink:type="simple" xlink:show="embed" xlink:actuate="onLoad" loext:mime-type="image/jpeg"/></draw:frame></text:p>
      <text:p text:style-name="P1"><draw:a xlink:type="simple" xlink:href="../../../../13-20180317-sidney/doc/retro.jpg"><draw:frame draw:style-name="fr1" draw:name="Image22" text:anchor-type="paragraph" svg:x="3.3272in" svg:y="0in" svg:width="3.4646in" svg:height="0.7917in" draw:z-index="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6" text:anchor-type="paragraph" svg:x="-0.1374in" svg:y="0in" svg:width="3.4646in" svg:height="0.7917in" draw:z-index="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4" text:anchor-type="paragraph" svg:x="3.3272in" svg:y="8.7008in" svg:width="3.4646in" svg:height="0.7917in" draw:z-index="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8" text:anchor-type="paragraph" svg:x="-0.1374in" svg:y="8.7008in" svg:width="3.4646in" svg:height="0.7917in" draw:z-index="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7" text:anchor-type="paragraph" svg:x="-0.1374in" svg:y="0.7909in" svg:width="3.4646in" svg:height="0.7917in" draw:z-index="2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8" text:anchor-type="paragraph" svg:x="-0.1374in" svg:y="1.5819in" svg:width="3.4646in" svg:height="0.7917in" draw:z-index="2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9" text:anchor-type="paragraph" svg:x="-0.1374in" svg:y="2.3728in" svg:width="3.4646in" svg:height="0.7917in" draw:z-index="3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0" text:anchor-type="paragraph" svg:x="-0.1374in" svg:y="3.1638in" svg:width="3.4646in" svg:height="0.7917in" draw:z-index="3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1" text:anchor-type="paragraph" svg:x="3.3272in" svg:y="0.7909in" svg:width="3.4646in" svg:height="0.7917in" draw:z-index="3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2" text:anchor-type="paragraph" svg:x="3.3272in" svg:y="1.5819in" svg:width="3.4646in" svg:height="0.7917in" draw:z-index="3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5" text:anchor-type="paragraph" svg:x="3.3272in" svg:y="2.3728in" svg:width="3.4646in" svg:height="0.7917in" draw:z-index="3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6" text:anchor-type="paragraph" svg:x="3.3272in" svg:y="3.1638in" svg:width="3.4646in" svg:height="0.7917in" draw:z-index="3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3" text:anchor-type="paragraph" svg:x="-0.1374in" svg:y="3.9547in" svg:width="3.4646in" svg:height="0.7917in" draw:z-index="3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4" text:anchor-type="paragraph" svg:x="-0.1374in" svg:y="4.7457in" svg:width="3.4646in" svg:height="0.7917in" draw:z-index="3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7" text:anchor-type="paragraph" svg:x="-0.1374in" svg:y="5.5366in" svg:width="3.4646in" svg:height="0.7917in" draw:z-index="3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8" text:anchor-type="paragraph" svg:x="-0.1374in" svg:y="6.328in" svg:width="3.4646in" svg:height="0.7917in" draw:z-index="3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9" text:anchor-type="paragraph" svg:x="-0.1374in" svg:y="7.1189in" svg:width="3.4646in" svg:height="0.7917in" draw:z-index="4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0" text:anchor-type="paragraph" svg:x="-0.1374in" svg:y="7.9098in" svg:width="3.4646in" svg:height="0.7917in" draw:z-index="4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1" text:anchor-type="paragraph" svg:x="3.3272in" svg:y="3.9547in" svg:width="3.4646in" svg:height="0.7917in" draw:z-index="4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2" text:anchor-type="paragraph" svg:x="3.3272in" svg:y="4.7457in" svg:width="3.4646in" svg:height="0.7917in" draw:z-index="4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3" text:anchor-type="paragraph" svg:x="3.3272in" svg:y="5.5366in" svg:width="3.4646in" svg:height="0.7917in" draw:z-index="4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5" text:anchor-type="paragraph" svg:x="3.3272in" svg:y="6.328in" svg:width="3.4646in" svg:height="0.7917in" draw:z-index="4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6" text:anchor-type="paragraph" svg:x="3.3272in" svg:y="7.1189in" svg:width="3.4646in" svg:height="0.7917in" draw:z-index="4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7" text:anchor-type="paragraph" svg:x="3.3272in" svg:y="7.9098in" svg:width="3.4646in" svg:height="0.7917in" draw:z-index="47"><draw:image xlink:href="../retro.jpg" xlink:type="simple" xlink:show="embed" xlink:actuate="onLoad" loext:mime-type="image/jpe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8:14.152569006</meta:creation-date>
    <dc:date>2019-05-06T10:24:10.477542192</dc:date>
    <meta:editing-duration>PT10H49M41S</meta:editing-duration>
    <meta:editing-cycles>62</meta:editing-cycles>
    <meta:generator>LibreOffice/6.1.5.2$Linux_X86_64 LibreOffice_project/10$Build-2</meta:generator>
    <meta:print-date>2019-05-06T10:15:04.084300014</meta:print-date>
    <meta:document-statistic meta:table-count="0" meta:image-count="48" meta:object-count="0" meta:page-count="2" meta:paragraph-count="0" meta:word-count="0" meta:character-count="0" meta:non-whitespace-character-count="0"/>
  </office:meta>
</office:document-meta>
</file>